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Gentium" svg:font-family="Gentium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margin-top="1.4in" fo:margin-bottom="0.7902in" loext:contextual-spacing="false"/>
      <style:text-properties style:font-name="Arial" fo:font-size="18pt" fo:font-weight="bold" officeooo:paragraph-rsid="002181e3" style:font-name-asian="Lucida Sans Unicode" style:font-size-asian="18pt" style:font-weight-asian="bold" style:font-name-complex="Tahoma" style:font-size-complex="18pt" style:font-weight-complex="bold"/>
    </style:style>
    <style:style style:name="P3" style:family="paragraph" style:parent-style-name="Title" style:master-page-name="">
      <style:paragraph-properties fo:margin-top="1.4in" fo:margin-bottom="0.7902in" loext:contextual-spacing="false" style:page-number="auto"/>
      <style:text-properties style:font-name="Arial" fo:font-size="28pt" fo:font-weight="bold" officeooo:paragraph-rsid="002181e3" style:font-name-asian="Lucida Sans Unicode" style:font-size-asian="28pt" style:font-weight-asian="bold" style:font-name-complex="Tahoma" style:font-size-complex="28pt" style:font-weight-complex="bold"/>
    </style:style>
    <style:style style:name="P4" style:family="paragraph" style:parent-style-name="Subtitle">
      <style:paragraph-properties fo:margin-top="1.4in" fo:margin-bottom="0.7902in" loext:contextual-spacing="false"/>
      <style:text-properties fo:font-size="24pt" fo:font-weight="bold" officeooo:rsid="002181e3" officeooo:paragraph-rsid="002181e3" style:font-size-asian="24pt" style:font-weight-asian="bold" style:font-size-complex="24pt" style:font-weight-complex="bold"/>
    </style:style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  <style:text-properties officeooo:paragraph-rsid="0028174e"/>
    </style:style>
    <style:style style:name="P7" style:family="paragraph" style:parent-style-name="Contents_20_Heading">
      <style:paragraph-properties fo:break-before="page"/>
    </style:style>
    <style:style style:name="T1" style:family="text">
      <style:text-properties officeooo:rsid="002596a4"/>
    </style:style>
    <style:style style:name="Sect1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no JUCI User Guide</text:p>
      <text:p text:style-name="P4">User Guide</text:p>
      <text:p text:style-name="P2"><text:bookmark-start text:name="__RefHeading___Toc41820_13426826"/>v<text:span text:style-name="T1">3</text:span>.<text:span text:style-name="T1">7.0 TS</text:span><text:bookmark-end text:name="__RefHeading___Toc41820_1342682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">Table of Contents</text:p>
          </text:index-title>
        </text:index-body>
      </text:table-of-content>
      <text:h text:style-name="P5" text:outline-level="1"><text:span text:style-name="Definition"/></text:h>
      <text:h text:style-name="P6" text:outline-level="1"><text:span text:style-name="Definitio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Gentium" svg:font-family="Gentium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  <style:text-properties style:font-name="Gentium" fo:font-family="Gentium" style:font-style-name="Regular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 style:master-page-name="">
      <style:graphic-properties draw:fill-image-width="0in" draw:fill-image-height="0in"/>
      <style:paragraph-properties fo:text-align="center" style:justify-single-word="false" style:page-number="auto" style:shadow="none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1_20_Content" style:display-name="List 1 Content" style:family="paragraph" style:parent-style-name="Standard" style:list-style-name="List_20_1"/>
    <style:style style:name="First_20_List_20_1_20_Content" style:display-name="First List 1 Content" style:family="paragraph" style:parent-style-name="List_20_1_20_Content" style:next-style-name="Text_20_body" style:class="html">
      <style:paragraph-properties fo:margin-top="0.1965in" fo:margin-bottom="0in" loext:contextual-spacing="false"/>
    </style:style>
    <style:style style:name="Last_20_List_20_1_20_Content" style:display-name="Last List 1 Content" style:family="paragraph" style:parent-style-name="List_20_1_20_Content" style:next-style-name="Text_20_body" style:class="html">
      <style:paragraph-properties fo:margin-top="0in" fo:margin-bottom="0.1965in" loext:contextual-spacing="false"/>
    </style:style>
    <style:style style:name="Illustration" style:family="paragraph" style:parent-style-name="Caption" style:class="extra"/>
    <style:style style:name="Last_20_First_20_List_20_1_20_Content" style:display-name="Last First List 1 Content" style:family="paragraph" style:parent-style-name="First_20_List_20_1_20_Content" style:next-style-name="Text_20_body" style:class="html">
      <style:paragraph-properties fo:margin-top="0.1965in" fo:margin-bottom="0.1965in" loext:contextual-spacing="false"/>
    </style:style>
    <style:style style:name="Source_20_Code" style:display-name="Source Code" style:family="paragraph" style:parent-style-name="Preformatted_20_Text">
      <style:graphic-properties draw:fill="solid" draw:fill-color="#f7f9fa" draw:opacity="100%"/>
      <style:paragraph-properties fo:background-color="#f7f9fa" fo:padding="0.0193in" fo:border="0.06pt solid #8cacbb" style:shadow="none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eno JUCI User Guide</dc:title>
    <dc:date>2016-07-17T07:22:28.513712516</dc:date>
    <dc:creator>ax </dc:creator>
    <meta:editing-duration>PT43M14S</meta:editing-duration>
    <meta:editing-cycles>21</meta:editing-cycles>
    <meta:generator>LibreOffice/4.4.3.2$Linux_X86_64 LibreOffice_project/40m0$Build-2</meta:generator>
    <meta:printed-by>ax </meta:printed-by>
    <meta:print-date>2016-07-08T09:38:32.251551044</meta:print-date>
    <meta:document-statistic meta:table-count="0" meta:image-count="0" meta:object-count="0" meta:page-count="3" meta:paragraph-count="5" meta:word-count="12" meta:character-count="60" meta:non-whitespace-character-count="52"/>
  </office:meta>
</office:document-meta>
</file>